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ca57" officeooo:paragraph-rsid="0018ca57"/>
    </style:style>
    <style:style style:name="P2" style:family="paragraph" style:parent-style-name="Standard">
      <style:text-properties officeooo:rsid="0018e107" officeooo:paragraph-rsid="0018e107"/>
    </style:style>
    <style:style style:name="P3" style:family="paragraph" style:parent-style-name="Standard">
      <style:text-properties officeooo:rsid="0019ec75" officeooo:paragraph-rsid="0019ec75"/>
    </style:style>
    <style:style style:name="P4" style:family="paragraph" style:parent-style-name="Standard">
      <style:text-properties officeooo:rsid="001a2579" officeooo:paragraph-rsid="001a2579"/>
    </style:style>
    <style:style style:name="P5" style:family="paragraph" style:parent-style-name="Standard">
      <style:text-properties officeooo:rsid="001ad376" officeooo:paragraph-rsid="001ad376"/>
    </style:style>
    <style:style style:name="P6" style:family="paragraph" style:parent-style-name="Standard">
      <style:text-properties officeooo:rsid="001cc783" officeooo:paragraph-rsid="001cc783"/>
    </style:style>
    <style:style style:name="P7" style:family="paragraph" style:parent-style-name="Standard">
      <style:text-properties fo:font-variant="normal" fo:text-transform="none" fo:color="#212529" style:font-name="apple-system" fo:font-size="6pt" fo:letter-spacing="normal" fo:font-style="normal" fo:font-weight="normal" officeooo:rsid="001cc783" officeooo:paragraph-rsid="001cc783"/>
    </style:style>
    <style:style style:name="P8" style:family="paragraph" style:parent-style-name="Standard">
      <style:text-properties officeooo:rsid="00211c31" officeooo:paragraph-rsid="00211c31"/>
    </style:style>
    <style:style style:name="P9" style:family="paragraph" style:parent-style-name="Standard">
      <style:text-properties officeooo:rsid="00223383" officeooo:paragraph-rsid="00223383"/>
    </style:style>
    <style:style style:name="P10" style:family="paragraph" style:parent-style-name="Standard">
      <style:text-properties officeooo:rsid="00230834" officeooo:paragraph-rsid="00230834"/>
    </style:style>
    <style:style style:name="P11" style:family="paragraph" style:parent-style-name="Standard">
      <style:text-properties officeooo:rsid="00248daa" officeooo:paragraph-rsid="00248daa"/>
    </style:style>
    <style:style style:name="P12" style:family="paragraph" style:parent-style-name="Standard">
      <style:text-properties officeooo:rsid="002688ad" officeooo:paragraph-rsid="002688ad"/>
    </style:style>
    <style:style style:name="P13" style:family="paragraph" style:parent-style-name="Standard">
      <style:paragraph-properties fo:padding="0.074cm" fo:border-left="none" fo:border-right="none" fo:border-top="none" fo:border-bottom="0.06pt solid #000000" style:join-border="false"/>
      <style:text-properties officeooo:rsid="001d5a47" officeooo:paragraph-rsid="0018ca57"/>
    </style:style>
    <style:style style:name="P14" style:family="paragraph" style:parent-style-name="Text_20_body">
      <style:text-properties fo:font-variant="normal" fo:text-transform="none" fo:color="#212529" style:font-name="apple-system" fo:font-size="6pt" fo:letter-spacing="normal" fo:font-style="normal" fo:font-weight="normal" officeooo:rsid="001cc783" officeooo:paragraph-rsid="001cc783"/>
    </style:style>
    <style:style style:name="P15" style:family="paragraph" style:parent-style-name="Standard" style:list-style-name="L1">
      <style:text-properties officeooo:paragraph-rsid="001d5a47"/>
    </style:style>
    <style:style style:name="P16" style:family="paragraph" style:parent-style-name="Standard" style:list-style-name="L1">
      <style:text-properties officeooo:paragraph-rsid="001d9edb"/>
    </style:style>
    <style:style style:name="P17" style:family="paragraph" style:parent-style-name="Standard" style:list-style-name="L1">
      <style:text-properties officeooo:paragraph-rsid="001f8c71"/>
    </style:style>
    <style:style style:name="P18" style:family="paragraph" style:parent-style-name="Standard" style:list-style-name="L1">
      <style:text-properties officeooo:rsid="001d5a47" officeooo:paragraph-rsid="001d5a47"/>
    </style:style>
    <style:style style:name="P19" style:family="paragraph" style:parent-style-name="Standard" style:list-style-name="L1">
      <style:text-properties officeooo:rsid="001d5a47" officeooo:paragraph-rsid="001d9edb"/>
    </style:style>
    <style:style style:name="P20" style:family="paragraph" style:parent-style-name="Standard" style:list-style-name="L1">
      <style:text-properties officeooo:rsid="001d9edb" officeooo:paragraph-rsid="001d9edb"/>
    </style:style>
    <style:style style:name="P21" style:family="paragraph" style:parent-style-name="Standard" style:list-style-name="L1">
      <style:text-properties officeooo:rsid="001f8c71" officeooo:paragraph-rsid="001f8c71"/>
    </style:style>
    <style:style style:name="P22" style:family="paragraph" style:parent-style-name="Standard" style:list-style-name="L1">
      <style:text-properties officeooo:rsid="00211c31" officeooo:paragraph-rsid="00211c31"/>
    </style:style>
    <style:style style:name="P23" style:family="paragraph" style:parent-style-name="Standard">
      <style:text-properties officeooo:rsid="0018ca57" officeooo:paragraph-rsid="0018ca57"/>
    </style:style>
    <style:style style:name="P24" style:family="paragraph" style:parent-style-name="Standard">
      <style:text-properties officeooo:rsid="0029448d" officeooo:paragraph-rsid="0029448d"/>
    </style:style>
    <style:style style:name="P25" style:family="paragraph" style:parent-style-name="Standard">
      <style:paragraph-properties fo:padding="0.074cm" fo:border-left="none" fo:border-right="none" fo:border-top="none" fo:border-bottom="0.06pt solid #000000" style:join-border="false"/>
      <style:text-properties officeooo:rsid="0018ca57" officeooo:paragraph-rsid="0018ca5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9ec75"/>
    </style:style>
    <style:style style:name="T3" style:family="text">
      <style:text-properties officeooo:rsid="00223383"/>
    </style:style>
    <style:style style:name="T4" style:family="text">
      <style:text-properties officeooo:rsid="00248daa"/>
    </style:style>
    <style:style style:name="T5" style:family="text">
      <style:text-properties officeooo:rsid="002688a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 rules of success:</text:span><text:line-break/>1) Ask for help</text:p>
      <text:p text:style-name="P1">2) Put in the hours</text:p>
      <text:p text:style-name="P1">3) take breaks, and get proper sleep</text:p>
      <text:p text:style-name="P1">4) dont compare yourself to others</text:p>
      <text:p text:style-name="P1">5) Be comfortable being uncomfortable</text:p>
      <text:p text:style-name="P1"/>
      <text:p text:style-name="P1"/>
      <text:p text:style-name="P2">Defn of good developer:</text:p>
      <text:p text:style-name="P2">1) Curiosity, approach, experience</text:p>
      <text:p text:style-name="P2"/>
      <text:p text:style-name="P3">Growth mindset</text:p>
      <text:p text:style-name="P2">- <text:s/><text:span text:style-name="T2">Failure = opportunity for growth</text:span></text:p>
      <text:p text:style-name="P1">- <text:span text:style-name="T2">Embracing the challenge</text:span>--<text:span text:style-name="T2">&gt;</text:span> <text:span text:style-name="T2">new error messages ( new way to break things)</text:span></text:p>
      <text:p text:style-name="P1">- <text:span text:style-name="T2">You can learn anything with time and effort</text:span></text:p>
      <text:p text:style-name="P1"/>
      <text:p text:style-name="P3">Approach: Problem Solving</text:p>
      <text:p text:style-name="P3">- Learning how to learn</text:p>
      <text:p text:style-name="P3">- Obstacles are challenges, not barriers</text:p>
      <text:p text:style-name="P3">- self learning and grit</text:p>
      <text:p text:style-name="P3"/>
      <text:p text:style-name="P4">--&gt; Disconnect between lectures and exercises</text:p>
      <text:p text:style-name="P5"/>
      <text:p text:style-name="P5">Instructor list:</text:p>
      <text:p text:style-name="P5">- Roy , Mema</text:p>
      <text:p text:style-name="P5">- Mentor: Active developer --&gt; borrow time from work.</text:p>
      <text:p text:style-name="P5">- Scott --&gt; Alumni mentor</text:p>
      <text:p text:style-name="P5">- </text:p>
      <text:p text:style-name="P5"/>
      <text:p text:style-name="P6">Week 5 and Week 10</text:p>
      <text:p text:style-name="P6">- no lectures, build self reliance, self-directed, offsite</text:p>
      <text:p text:style-name="P6">- Computer science theory</text:p>
      <text:p text:style-name="P6"/>
      <text:p text:style-name="P14">If you are ahead: Before jumping onto the next day's assignments, seek out a mentor to review and give you feedback on one of your solutions, challenge you on today's work, or assign you some stretch work!</text:p>
      <text:p text:style-name="P7">80/20 ratio: Spend 80% of your day on the current day's material, and only 20% of your day on catchup. This will help you avoid the trap of falling further and further behind.</text:p>
      <text:p text:style-name="P4"/>
      <text:p text:style-name="P3"/>
      <text:p text:style-name="P1"/>
      <text:p text:style-name="P13"/>
      <text:list xml:id="list6769468024864766873" text:style-name="L1">
        <text:list-item>
          <text:p text:style-name="P18">Dev environment and tools:</text:p>
        </text:list-item>
        <text:list-item>
          <text:p text:style-name="P15"/>
        </text:list-item>
        <text:list-item>
          <text:p text:style-name="P19">Chrome windows --&gt; CTR T --&gt; new tab CTRL + W --&gt; CLOSE TAB</text:p>
        </text:list-item>
        <text:list-item>
          <text:p text:style-name="P20">CTRL + SHIFT key to reopen closed tab</text:p>
        </text:list-item>
        <text:list-item>
          <text:p text:style-name="P20">CTRL + SHIFT + T -&gt; </text:p>
        </text:list-item>
        <text:list-item>
          <text:p text:style-name="P20">ctrl + t --&gt; write anem of file in the folder. </text:p>
        </text:list-item>
        <text:list-item>
          <text:p text:style-name="P20">Cmd + shift + a -&gt; syntax is html</text:p>
        </text:list-item>
        <text:list-item>
          <text:p text:style-name="P16"/>
        </text:list-item>
        <text:list-item>
          <text:p text:style-name="P16"><text:soft-page-break/></text:p>
        </text:list-item>
        <text:list-item>
          <text:p text:style-name="P16"/>
        </text:list-item>
        <text:list-item>
          <text:p text:style-name="P21">VCS: Version control systems --&gt; MEANS GIT</text:p>
        </text:list-item>
        <text:list-item>
          <text:p text:style-name="P21">source code management (SCM) --&gt; MEANS GIT</text:p>
        </text:list-item>
        <text:list-item>
          <text:p text:style-name="P17"/>
        </text:list-item>
        <text:list-item>
          <text:p text:style-name="P17"/>
        </text:list-item>
        <text:list-item>
          <text:p text:style-name="P21">--&gt; Sublime tutor <text:s/>--&gt; EMMET<text:line-break/></text:p>
        </text:list-item>
        <text:list-item>
          <text:p text:style-name="P22">Requirements for version control system:<text:line-break/>1) Fast, distributed, “Smart” . Secure . Whatever CVS did, do opposite. </text:p>
        </text:list-item>
      </text:list>
      <text:p text:style-name="P8">- SVN: subversion</text:p>
      <text:p text:style-name="P8">hg – Mercurial. </text:p>
      <text:p text:style-name="P8"/>
      <text:p text:style-name="P8"/>
      <text:p text:style-name="P8">GIT CONCEPTS:<text:line-break/>- git manages your working directory</text:p>
      <text:p text:style-name="P8">- Each project, gets own directory</text:p>
      <text:p text:style-name="P8">- 11 commands in GIT:</text:p>
      <text:p text:style-name="P8">1) git init</text:p>
      <text:p text:style-name="P8">2) git status. <text:span text:style-name="T3">TIP: YOU SHOULD NOT CODE IN MASTER TIMELINE</text:span></text:p>
      <text:p text:style-name="P8">3) <text:span text:style-name="T3">git add (R to G debugging)</text:span></text:p>
      <text:p text:style-name="P9">4) git commit -m ‘Added index.html and style.css files’</text:p>
      <text:p text:style-name="P9">5) git log --&gt; to see history of commits</text:p>
      <text:p text:style-name="P9"/>
      <text:p text:style-name="P10">Tip: git branches --&gt; allow seperate tasks/different parts of project without conflict. Ie 3 people using same laptop but each person on different parts<text:line-break/>6) git branch </text:p>
      <text:p text:style-name="P10">7) To add new git branch --&gt; git branch ‘name’</text:p>
      <text:p text:style-name="P10">8) git checkout ‘name’ --&gt; change branch in git</text:p>
      <text:p text:style-name="P10">Aside: vim --&gt; add content.</text:p>
      <text:p text:style-name="P10">Too frequent --&gt; overkill</text:p>
      <text:p text:style-name="P10">HOW TO MERGE BRANCH: </text:p>
      <text:p text:style-name="P10">10) git checkout master --&gt; git merge ‘nameofBranch’</text:p>
      <text:p text:style-name="P10">Note: merging creates a new commit in master timeline</text:p>
      <text:p text:style-name="P10">TYPICALLY WORKFLOW:<text:line-break/>- start in branch, work --&gt; add, commit --&gt; merge </text:p>
      <text:p text:style-name="P11">END OF LOCAL SETUP</text:p>
      <text:p text:style-name="P10"/>
      <text:p text:style-name="P11">GITHUB.COM -&gt; Allow your repo on your computer.</text:p>
      <text:p text:style-name="P10">11) <text:span text:style-name="T4">git remote ‘label ie origin’ https://link</text:span></text:p>
      <text:p text:style-name="P11">manage distrubitory <text:s/>. Note: orgin is a label --&gt; can be ‘fluffybunny’ etc,but keep track. Common to have multiple remote in repo. One for staging, one for bob, </text:p>
      <text:p text:style-name="P11">verify by ‘git remote -v’</text:p>
      <text:p text:style-name="P11">12) git push -u ‘label’ ‘branch’ ie git push -u origin master</text:p>
      <text:p text:style-name="P11">local repo and copy it to remote </text:p>
      <text:p text:style-name="P11">13) git pull ‘remotename’ ‘branchname’ --&gt; ie git pull origin master</text:p>
      <text:p text:style-name="P11">remote machine to local </text:p>
      <text:p text:style-name="P12"><text:soft-page-break/>if no access to git push, then git pull. Merge conflict and look at document. Head is me, and the other person is wrong. It only shows up on one side, because he tried to pull it. Before you push, git said you need to pull first. Then, when pulled, conflict was created. If he didn’t choose same line, it would have been updated without issues. </text:p>
      <text:p text:style-name="P12"/>
      <text:p text:style-name="P12">Common workflow: </text:p>
      <text:p text:style-name="P12">1) own branch 2) merge it 3) push your master</text:p>
      <text:p text:style-name="P12">4) but plenty of times, work on help --&gt; push branch up and I will check it.</text:p>
      <text:p text:style-name="P12">Can push / pull any branch locally to any master remotely (ie not have to be master to master)</text:p>
      <text:p text:style-name="P8"/>
      <text:p text:style-name="P1">** <text:span text:style-name="T5">if you write a name of branch that it isn’t there. It will automatically create that branch for me. </text:span></text:p>
      <text:p text:style-name="P1"/>
      <text:p text:style-name="P1"/>
      <text:p text:style-name="P25"/>
      <text:p text:style-name="P1"/>
      <text:p text:style-name="P24">Good companies to work for:</text:p>
      <text:p text:style-name="P24">1) Versett.com</text:p>
      <text:p text:style-name="P24">2) Meetups --&gt; Pixels and Pints</text:p>
      <text:p text:style-name="P24">3) Use prettier/beautify for sublime texxt/code</text:p>
      <text:p text:style-name="P24">4) iterm2 --&gt; MacOSs Terminal replacement</text:p>
      <text:p text:style-name="P24">5) github.com --&gt; remy/nodemon</text:p>
      <text:p text:style-name="P24">6) regex validatir --&gt; <text:a xlink:type="simple" xlink:href="https://regex101.com/" text:style-name="Internet_20_link" text:visited-style-name="Visited_20_Internet_20_Link">https://regex101.com</text:a></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0:45:33.833304672</meta:creation-date>
    <dc:date>2018-05-07T23:33:38.261139634</dc:date>
    <meta:editing-duration>PT5H41M8S</meta:editing-duration>
    <meta:editing-cycles>2</meta:editing-cycles>
    <meta:generator>LibreOffice/5.1.6.2$Linux_X86_64 LibreOffice_project/10m0$Build-2</meta:generator>
    <meta:document-statistic meta:table-count="0" meta:image-count="0" meta:object-count="0" meta:page-count="3" meta:paragraph-count="83" meta:word-count="739" meta:character-count="3830" meta:non-whitespace-character-count="3193"/>
  </office:meta>
</office:document-meta>
</file>